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1.6909in"/>
    </style:style>
    <style:style style:name="co4" style:family="table-column">
      <style:table-column-properties fo:break-before="auto" style:column-width="3.0571in"/>
    </style:style>
    <style:style style:name="co5" style:family="table-column">
      <style:table-column-properties fo:break-before="auto" style:column-width="1.86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office:value-type="string">
            <text:p>File</text:p>
          </table:table-cell>
          <table:table-cell office:value-type="string">
            <text:p>Property Name</text:p>
          </table:table-cell>
          <table:table-cell office:value-type="string">
            <text:p>forward to compile</text:p>
          </table:table-cell>
          <table:table-cell office:value-type="string">
            <text:p>forward to assemble</text:p>
          </table:table-cell>
          <table:table-cell office:value-type="string">
            <text:p>used in test scripts</text:p>
          </table:table-cell>
          <table:table-cell office:value-type="string">
            <text:p>used in build.xml</text:p>
          </table:table-cell>
        </table:table-row>
        <table:table-row table:style-name="ro1">
          <table:table-cell office:value-type="string">
            <text:p>custom.properties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compileFeature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testFeature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table:style-name="ce1" office:value-type="string">
            <text:p>productName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/>
          <table:table-cell table:style-name="ce1" office:value-type="string">
            <text:p>eclipse.sdk</text:p>
          </table:table-cell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2">
          <table:table-cell/>
          <table:table-cell table:style-name="ce1" office:value-type="string">
            <text:p>buildType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2">
          <table:table-cell/>
          <table:table-cell table:style-name="ce1" office:value-type="string">
            <text:p>buildBranch</text:p>
          </table:table-cell>
          <table:table-cell office:value-type="string">
            <text:p>as fetchTag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/>
          <table:table-cell table:style-name="ce1" office:value-type="string">
            <text:p>baseRepository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pluginPath</text:p>
          </table:table-cell>
          <table:table-cell office:value-type="string">
            <text:p>X</text:p>
          </table:table-cell>
          <table:table-cell office:value-type="string">
            <text:p>Yes, but extended by buildRepo from compile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archivePrefi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>
            <text:p>build.properties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base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baseLocation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2"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string">
            <text:p>baseos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basews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basearch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string">
            <text:p>repoBaseLocation</text:p>
          </table:table-cell>
          <table:table-cell office:value-type="string">
            <text:p>X</text:p>
          </table:table-cell>
          <table:table-cell office:value-type="string">
            <text:p>only if necessary for resolving $baseLocation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string">
            <text:p>workspace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string">
            <text:p>buildDirectory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2"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string">
            <text:p>fetchCacheLocation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string">
            <text:p>git.source.rep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Until checking out changes is solve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esultDir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5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6T14:11:20</meta:creation-date>
    <dc:date>2011-06-06T15:04:42</dc:date>
    <meta:editing-duration>PT00H53M23S</meta:editing-duration>
    <meta:editing-cycles>3</meta:editing-cycles>
    <meta:generator>OpenOffice.org/3.0$Unix OpenOffice.org_project/300m15$Build-9379</meta:generator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